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256in"/>
    </style:style>
    <style:style style:name="co3" style:family="table-column">
      <style:table-column-properties fo:break-before="auto" style:column-width="1.0047in"/>
    </style:style>
    <style:style style:name="co4" style:family="table-column">
      <style:table-column-properties fo:break-before="auto" style:column-width="4.9484in"/>
    </style:style>
    <style:style style:name="co5" style:family="table-column">
      <style:table-column-properties fo:break-before="auto" style:column-width="0.250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008in solid #000000"/>
    </style:style>
    <style:style style:name="ce1" style:family="table-cell" style:parent-style-name="Default">
      <style:table-cell-properties fo:background-color="#ffcc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 fo:border="0.0008in solid #000000"/>
    </style:style>
    <style:style style:name="ce4" style:family="table-cell" style:parent-style-name="Default">
      <style:table-cell-properties fo:background-color="#ffff99" fo:border="0.0008in solid #000000"/>
    </style:style>
    <style:style style:name="ce5" style:family="table-cell" style:parent-style-name="Default">
      <style:table-cell-properties fo:background-color="#94bd5e" fo:border="0.0008in solid #000000"/>
    </style:style>
    <style:style style:name="ce7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ff" fo:border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Generic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>
            <text:p>Class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rategy</text:p>
          </table:table-cell>
          <table:table-cell table:style-name="ce1" office:value-type="string">
            <text:p>Description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string">
            <text:p>racials</text:p>
          </table:table-cell>
          <table:table-cell office:value-type="string">
            <text:p>Implements racial abilities (gift of the naaru, etc.)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>
            <text:p>follow</text:p>
          </table:table-cell>
          <table:table-cell office:value-type="string">
            <text:p>Follow master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string">
            <text:p>stay</text:p>
          </table:table-cell>
          <table:table-cell office:value-type="string">
            <text:p>Stay in one place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string">
            <text:p>goaway</text:p>
          </table:table-cell>
          <table:table-cell office:value-type="string">
            <text:p>Flee from each oth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ps assist</text:p>
          </table:table-cell>
          <table:table-cell office:value-type="string">
            <text:p>Pick less threaten but more tanked target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string">
            <text:p>tank assist</text:p>
          </table:table-cell>
          <table:table-cell office:value-type="string">
            <text:p>Pick less tanked and less threaten target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string">
            <text:p>tank aoe</text:p>
          </table:table-cell>
          <table:table-cell office:value-type="string">
            <text:p>Tank assist every N seconds to tank more targets a time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>
            <text:p>dps aoe</text:p>
          </table:table-cell>
          <table:table-cell office:value-type="string">
            <text:p>Dps assist every N seconds to dps more targets a time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>
            <text:p>loot</text:p>
          </table:table-cell>
          <table:table-cell office:value-type="string">
            <text:p>Loot after combat automatically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emote</text:p>
          </table:table-cell>
          <table:table-cell office:value-type="string">
            <text:p>Perform random emotes every N seconds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string">
            <text:p>passive</text:p>
          </table:table-cell>
          <table:table-cell office:value-type="string">
            <text:p>Do not react on anything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string">
            <text:p>low mana</text:p>
          </table:table-cell>
          <table:table-cell office:value-type="string">
            <text:p>Don't use (or use very seldom) mana consuming abilities</text:p>
          </table:table-cell>
          <table:table-cell table:style-name="ce5"/>
        </table:table-row>
        <table:table-row table:style-name="ro1">
          <table:table-cell/>
          <table:table-cell office:value-type="string">
            <text:p>nc</text:p>
          </table:table-cell>
          <table:table-cell office:value-type="string">
            <text:p>food</text:p>
          </table:table-cell>
          <table:table-cell office:value-type="string">
            <text:p>Use food/water when low health/mana</text:p>
          </table:table-cell>
          <table:table-cell table:style-name="ce5"/>
        </table:table-row>
        <table:table-row table:style-name="ro1" table:number-rows-repeated="6552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las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>
            <text:p>Class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rategy</text:p>
          </table:table-cell>
          <table:table-cell table:style-name="ce1" office:value-type="string">
            <text:p>Description</text:p>
          </table:table-cell>
          <table:table-cell table:style-name="ce3"/>
        </table:table-row>
        <table:table-row table:style-name="ro1">
          <table:table-cell table:style-name="ce7" office:value-type="string">
            <text:p>Druid</text:p>
          </table:table-cell>
          <table:table-cell/>
          <table:table-cell office:value-type="string">
            <text:p>tank (or bear)</text:p>
          </table:table-cell>
          <table:table-cell office:value-type="string">
            <text:p>Use (dire) bear form</text:p>
          </table:table-cell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cat</text:p>
          </table:table-cell>
          <table:table-cell office:value-type="string">
            <text:p>Use cat form</text:p>
          </table:table-cell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dps (or caster)</text:p>
          </table:table-cell>
          <table:table-cell office:value-type="string">
            <text:p>Use moonkin form</text:p>
          </table:table-cell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boost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8" table:number-columns-repeated="5"/>
        </table:table-row>
        <table:table-row table:style-name="ro1">
          <table:table-cell table:style-name="ce7" office:value-type="string">
            <text:p>Hunter</text:p>
          </table:table-cell>
          <table:table-cell/>
          <table:table-cell office:value-type="string">
            <text:p>dps</text:p>
          </table:table-cell>
          <table:table-cell office:value-type="string">
            <text:p>Make more damage</text:p>
          </table:table-cell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boost</text:p>
          </table:table-cell>
          <table:table-cell office:value-type="string">
            <text:p>Use boost abilities</text:p>
          </table:table-cell>
          <table:table-cell table:style-name="ce5"/>
        </table:table-row>
        <table:table-row table:style-name="ro1">
          <table:table-cell table:style-name="ce8" table:number-columns-repeated="5"/>
        </table:table-row>
        <table:table-row table:style-name="ro1">
          <table:table-cell table:style-name="ce7" office:value-type="string">
            <text:p>Mage</text:p>
          </table:table-cell>
          <table:table-cell/>
          <table:table-cell office:value-type="string">
            <text:p>frost</text:p>
          </table:table-cell>
          <table:table-cell office:value-type="string">
            <text:p>Use frost talents</text:p>
          </table:table-cell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boost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pull</text:p>
          </table:table-cell>
          <table:table-cell office:value-type="string">
            <text:p>Pull an enemy using wand shoot</text:p>
          </table:table-cell>
          <table:table-cell table:style-name="ce5"/>
        </table:table-row>
        <table:table-row table:style-name="ro1">
          <table:table-cell table:style-name="ce8" table:number-columns-repeated="5"/>
        </table:table-row>
        <table:table-row table:style-name="ro1">
          <table:table-cell table:style-name="ce7" office:value-type="string">
            <text:p>Paladin</text:p>
          </table:table-cell>
          <table:table-cell/>
          <table:table-cell office:value-type="string">
            <text:p>tank</text:p>
          </table:table-cell>
          <table:table-cell office:value-type="string">
            <text:p>Make more threat</text:p>
          </table:table-cell>
          <table:table-cell table:style-name="ce5"/>
        </table:table-row>
        <table:table-row table:style-name="ro1">
          <table:table-cell table:style-name="ce7"/>
          <table:table-cell/>
          <table:table-cell table:style-name="Default" office:value-type="string">
            <text:p>dps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8" table:number-columns-repeated="5"/>
        </table:table-row>
        <table:table-row table:style-name="ro1">
          <table:table-cell table:style-name="ce7" office:value-type="string">
            <text:p>Priest</text:p>
          </table:table-cell>
          <table:table-cell/>
          <table:table-cell office:value-type="string">
            <text:p>heal</text:p>
          </table:table-cell>
          <table:table-cell office:value-type="string">
            <text:p>Heal party memebers and himself</text:p>
          </table:table-cell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dps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boost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pull</text:p>
          </table:table-cell>
          <table:table-cell office:value-type="string">
            <text:p>Pull an enemy using wand shoot</text:p>
          </table:table-cell>
          <table:table-cell table:style-name="ce5"/>
        </table:table-row>
        <table:table-row table:style-name="ro1">
          <table:table-cell table:style-name="ce8" table:number-columns-repeated="5"/>
        </table:table-row>
        <table:table-row table:style-name="ro1">
          <table:table-cell table:style-name="ce7" office:value-type="string">
            <text:p>Rogue</text:p>
          </table:table-cell>
          <table:table-cell/>
          <table:table-cell office:value-type="string">
            <text:p>dps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pull</text:p>
          </table:table-cell>
          <table:table-cell office:value-type="string">
            <text:p>Pull an enemy using bow/gun shoot</text:p>
          </table:table-cell>
          <table:table-cell table:style-name="ce5"/>
        </table:table-row>
        <table:table-row table:style-name="ro1">
          <table:table-cell table:style-name="ce8" table:number-columns-repeated="5"/>
        </table:table-row>
        <table:table-row table:style-name="ro1">
          <table:table-cell table:style-name="ce7" office:value-type="string">
            <text:p>Shaman</text:p>
          </table:table-cell>
          <table:table-cell/>
          <table:table-cell office:value-type="string">
            <text:p>heal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8" table:number-columns-repeated="5"/>
        </table:table-row>
        <table:table-row table:style-name="ro1">
          <table:table-cell table:style-name="ce7" office:value-type="string">
            <text:p>Warlock</text:p>
          </table:table-cell>
          <table:table-cell/>
          <table:table-cell office:value-type="string">
            <text:p>dps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pull</text:p>
          </table:table-cell>
          <table:table-cell office:value-type="string">
            <text:p>Pull an enemy using wand shoot</text:p>
          </table:table-cell>
          <table:table-cell table:style-name="ce5"/>
        </table:table-row>
        <table:table-row table:style-name="ro1">
          <table:table-cell table:style-name="ce8" table:number-columns-repeated="5"/>
        </table:table-row>
        <table:table-row table:style-name="ro1">
          <table:table-cell table:style-name="ce7" office:value-type="string">
            <text:p>Warrior</text:p>
          </table:table-cell>
          <table:table-cell/>
          <table:table-cell office:value-type="string">
            <text:p>tank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dps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boost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pull</text:p>
          </table:table-cell>
          <table:table-cell office:value-type="string">
            <text:p>Pull an enemy using bow/gun shoot</text:p>
          </table:table-cell>
          <table:table-cell table:style-name="ce5"/>
        </table:table-row>
        <table:table-row table:style-name="ro1">
          <table:table-cell table:style-name="ce8" table:number-columns-repeated="5"/>
        </table:table-row>
        <table:table-row table:style-name="ro1" table:number-rows-repeated="65492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6">07/16/2010</text:date>, <text:time>06:5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29T07:25:35.65</meta:creation-date>
    <dc:date>2010-07-16T06:50:03.45</dc:date>
    <meta:editing-duration>PT00H14M16S</meta:editing-duration>
    <meta:editing-cycles>5</meta:editing-cycles>
    <meta:generator>OpenOffice.org/3.2$Win32 OpenOffice.org_project/320m12$Build-9483</meta:generator>
    <meta:document-statistic meta:table-count="2" meta:cell-count="90" meta:object-count="0"/>
  </office:meta>
</office:document-meta>
</file>